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add4" officeooo:paragraph-rsid="0024add4" style:font-name-asian="Liberation Mono" style:font-size-asian="22pt" style:font-name-complex="Liberation Mono" style:font-size-complex="22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b1619" officeooo:paragraph-rsid="002b1619" style:font-name-asian="Liberation Mono" style:font-size-asian="22pt" style:font-name-complex="Liberation Mono" style:font-size-complex="22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d05cb" officeooo:paragraph-rsid="002d05cb" style:font-name-asian="Liberation Mono" style:font-size-asian="22pt" style:font-name-complex="Liberation Mono" style:font-size-complex="22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28101" officeooo:paragraph-rsid="00228101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f74c3" officeooo:paragraph-rsid="002f74c3" style:font-name-asian="Liberation Mono" style:font-size-asian="18pt" style:font-name-complex="Liberation Mono" style:font-size-complex="18pt"/>
    </style:style>
    <style:style style:name="P7" style:family="paragraph" style:parent-style-name="Preformatted_20_Text">
      <style:text-properties officeooo:paragraph-rsid="002d96d1"/>
    </style:style>
    <style:style style:name="P8" style:family="paragraph" style:parent-style-name="Preformatted_20_Text">
      <style:text-properties officeooo:rsid="002f74c3" officeooo:paragraph-rsid="002f74c3"/>
    </style:style>
    <style:style style:name="P9" style:family="paragraph" style:parent-style-name="Standard">
      <style:text-properties officeooo:paragraph-rsid="000a0946"/>
    </style:style>
    <style:style style:name="P10" style:family="paragraph" style:parent-style-name="Table_20_Contents">
      <style:text-properties style:font-name="Roboto Mono" fo:font-size="22pt" style:font-name-asian="Liberation Mono" style:font-size-asian="22pt" style:font-name-complex="Liberation Mono" style:font-size-complex="22pt"/>
    </style:style>
    <style:style style:name="P11" style:family="paragraph" style:parent-style-name="Table_20_Contents">
      <style:text-properties style:font-name="Roboto Mono" fo:font-size="22pt" officeooo:rsid="002b1619" officeooo:paragraph-rsid="002b1619" style:font-name-asian="Liberation Mono" style:font-size-asian="22pt" style:font-name-complex="Liberation Mono" style:font-size-complex="22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d96d1" officeooo:paragraph-rsid="002d96d1" style:font-name-asian="Liberation Mono" style:font-size-asian="22pt" style:font-name-complex="Liberation Mono" style:font-size-complex="22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f74c3" officeooo:paragraph-rsid="002f74c3" style:font-name-asian="Liberation Mono" style:font-size-asian="22pt" style:font-name-complex="Liberation Mono" style:font-size-complex="22pt"/>
    </style:style>
    <style:style style:name="P14" style:family="paragraph" style:parent-style-name="Standard">
      <style:text-properties officeooo:paragraph-rsid="0020fd7e"/>
    </style:style>
    <style:style style:name="P15" style:family="paragraph" style:parent-style-name="Standard">
      <style:text-properties officeooo:rsid="0030a461" officeooo:paragraph-rsid="0030a461"/>
    </style:style>
    <style:style style:name="T1" style:family="text">
      <style:text-properties fo:font-variant="normal" fo:text-transform="none" fo:color="#212121" loext:opacity="100%" style:font-name="Roboto Mono" fo:font-size="22pt" fo:letter-spacing="normal" fo:font-style="normal" fo:font-weight="normal" style:font-name-asian="Liberation Mono" style:font-size-asian="22pt" style:font-name-complex="Liberation Mono" style:font-size-complex="22pt"/>
    </style:style>
    <style:style style:name="T2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d96d1" style:font-name-asian="Liberation Mono" style:font-size-asian="22pt" style:font-name-complex="Liberation Mono" style:font-size-complex="22pt"/>
    </style:style>
    <style:style style:name="T3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dfc3e" style:font-name-asian="Liberation Mono" style:font-size-asian="22pt" style:font-name-complex="Liberation Mono" style:font-size-complex="22pt"/>
    </style:style>
    <style:style style:name="T4" style:family="text">
      <style:text-properties fo:font-size="36pt" officeooo:rsid="00228101" style:font-size-asian="36pt" style:font-size-complex="36pt"/>
    </style:style>
    <style:style style:name="T5" style:family="text">
      <style:text-properties fo:font-size="36pt" officeooo:rsid="002b1619" style:font-size-asian="36pt" style:font-size-complex="3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officeooo:rsid="0017fe9d" style:font-size-asian="22pt" style:font-size-complex="22pt"/>
    </style:style>
    <style:style style:name="T8" style:family="text">
      <style:text-properties fo:font-size="22pt" officeooo:rsid="002b1619" style:font-size-asian="22pt" style:font-size-complex="22pt"/>
    </style:style>
    <style:style style:name="T9" style:family="text">
      <style:text-properties fo:font-size="22pt" officeooo:rsid="0030a461" style:font-size-asian="22pt" style:font-size-complex="22pt"/>
    </style:style>
    <style:style style:name="T10" style:family="text">
      <style:text-properties officeooo:rsid="002b1619"/>
    </style:style>
    <style:style style:name="T11" style:family="text">
      <style:text-properties officeooo:rsid="002dfc3e"/>
    </style:style>
    <style:style style:name="T12" style:family="text">
      <style:text-properties officeooo:rsid="0030a4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5">Eric Clapton</text:span><text:span text:style-name="T4"> – </text:span><text:span text:style-name="T5">I'm Tore Down</text:span></text:p>
      <text:p text:style-name="P14"><text:span text:style-name="T7">Original key: </text:span><text:span text:style-name="T9">A</text:span><text:span text:style-name="T7"> <text:s text:c="3"/>Us: Same</text:span></text:p>
      <text:p text:style-name="P15"><text:span text:style-name="T7">A</text:span><text:span text:style-name="T6">maj blues: <text:s/>412312</text:span></text:p>
      <text:p text:style-name="P1"/>
      <text:p text:style-name="P2"><text:span text:style-name="T10">[</text:span>Intro<text:span text:style-name="T10">] </text:span><text:span text:style-name="T11">E</text:span><text:span text:style-name="T10">7 | </text:span><text:span text:style-name="T11">D</text:span><text:span text:style-name="T10">7 | </text:span><text:span text:style-name="T11">A</text:span><text:span text:style-name="T10">7 | </text:span><text:span text:style-name="T11">A</text:span><text:span text:style-name="T10">7</text:span></text:p>
      <text:p text:style-name="P2"/>
      <text:p text:style-name="P3">[VERSE]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span text:style-name="T11">A</text:span>7 | <text:span text:style-name="T11">A</text:span>7 | <text:span text:style-name="T11">A</text:span>7 | <text:span text:style-name="T11">A</text:span>7</text:p>
          </table:table-cell>
          <table:table-cell table:style-name="Table1.B1" office:value-type="string">
            <text:p text:style-name="P10"><text:s/><text:span text:style-name="T10">Regular way</text:span></text:p>
          </table:table-cell>
        </table:table-row>
      </table:table>
      <text:p text:style-name="P3"><text:span text:style-name="T11">D</text:span>7(2) | <text:span text:style-name="T11">D</text:span>7(2)</text:p>
      <text:p text:style-name="P3"><text:span text:style-name="T11">E</text:span>7 | <text:span text:style-name="T11">D</text:span>7 | <text:span text:style-name="T11">A</text:span>7 | <text:span text:style-name="T11">A</text:span>7</text:p>
      <text:p text:style-name="P3"/>
      <text:p text:style-name="P3">Verse with breaks on bars 1-4</text:p>
      <text:p text:style-name="P3">Verse with breaks on eight bars</text:p>
      <text:p text:style-name="P4">Guitar solo on regular Verse [2x] </text:p>
      <text:p text:style-name="P4">Verse with breaks on eight bars</text:p>
      <text:p text:style-name="P4">Regular Verse</text:p>
      <text:p text:style-name="P4"/>
      <text:p text:style-name="P6">Last x on chorus, I-IV, has triplet walkup</text:p>
      <text:p text:style-name="P4"/>
      <text:p text:style-name="P7"><text:span text:style-name="T2">Ending: Vocal break, </text:span><text:span text:style-name="T3">B</text:span><text:span text:style-name="T2">b9 – </text:span><text:span text:style-name="T3">A</text:span><text:span text:style-name="T2">9</text:span></text:p>
      <text:p text:style-name="P12"/>
      <text:p text:style-name="P8"><text:span text:style-name="T2">E</text:span><text:span text:style-name="T1">nding bass run:</text:span></text:p>
      <text:p text:style-name="P13">A C# D D# E F# G# A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11-29T15:54:02.368953020</dc:date>
    <meta:editing-duration>PT3H4M31S</meta:editing-duration>
    <meta:editing-cycles>31</meta:editing-cycles>
    <meta:generator>LibreOffice/7.0.1.2$MacOSX_X86_64 LibreOffice_project/7cbcfc562f6eb6708b5ff7d7397325de9e764452</meta:generator>
    <meta:document-statistic meta:table-count="1" meta:image-count="0" meta:object-count="0" meta:page-count="1" meta:paragraph-count="18" meta:word-count="91" meta:character-count="409" meta:non-whitespace-character-count="328"/>
  </office:meta>
</office:document-meta>
</file>